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5"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 style:font-size-complex="10.5pt"/>
    </style:style>
    <style:style style:name="P6"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7"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8" style:family="paragraph" style:parent-style-name="Standard">
      <style:paragraph-properties fo:margin-top="0in" fo:margin-bottom="0in" fo:line-height="100%"/>
      <style:text-properties fo:color="#000000" style:font-name="Georgia" fo:font-size="10.5pt" fo:font-weight="normal" fo:background-color="#ffffff" style:font-size-asian="10.5pt" style:font-weight-asian="normal" style:font-size-complex="10.5pt" style:font-weight-complex="normal"/>
    </style:style>
    <style:style style:name="P9" style:family="paragraph" style:parent-style-name="Standard">
      <style:paragraph-properties fo:margin-top="0in" fo:margin-bottom="0in" fo:line-height="100%"/>
      <style:text-properties fo:color="#000000" fo:font-size="10.5pt" fo:font-weight="normal" fo:background-color="#ffffff" style:font-size-asian="10.5pt" style:font-weight-asian="normal" style:font-size-complex="10.5pt" style:font-weight-complex="normal"/>
    </style:style>
    <style:style style:name="P10"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 style:font-size-complex="16pt"/>
    </style:style>
    <style:style style:name="T1" style:family="text">
      <style:text-properties fo:font-weight="bold" style:font-weight-asian="bold" style:font-name-complex="Times New Roman"/>
    </style:style>
    <style:style style:name="T2" style:family="text">
      <style:text-properties fo:font-weight="bold" style:font-weight-asian="bold" style:font-weight-complex="bold"/>
    </style:style>
    <style:style style:name="T3" style:family="text">
      <style:text-properties style:font-name-complex="Times New Roman"/>
    </style:style>
    <style:style style:name="T4" style:family="text">
      <style:text-properties style:font-name="Georgia" fo:language="zxx" fo:country="none" style:font-name-asian="Georgia" style:language-asian="zxx" style:country-asian="none" style:font-name-complex="Georgia" style:language-complex="zxx" style:country-complex="none"/>
    </style:style>
    <style:style style:name="T5" style:family="text">
      <style:text-properties style:font-name="Georgia" fo:language="zxx" fo:country="none" fo:font-style="italic" style:font-name-asian="Georgia" style:language-asian="zxx" style:country-asian="none" style:font-style-asian="italic" style:font-name-complex="Georgia" style:language-complex="zxx" style:country-complex="none" style:font-style-complex="italic"/>
    </style:style>
    <style:style style:name="T6" style:family="text">
      <style:text-properties style:font-name="Georgia" fo:language="zxx" fo:country="none" style:text-underline-style="solid" style:text-underline-width="auto" style:text-underline-color="font-color" style:font-name-asian="Georgia" style:language-asian="zxx" style:country-asian="none" style:font-name-complex="Georgia" style:language-complex="zxx" style:country-complex="none"/>
    </style:style>
    <style:style style:name="T7" style:family="text">
      <style:text-properties fo:language="zxx" fo:country="none" style:font-name-asian="Georgia" style:language-asian="zxx" style:country-asian="none" style:font-name-complex="Georgia" style:language-complex="zxx" style:country-complex="none"/>
    </style:style>
    <style:style style:name="T8" style:family="text">
      <style:text-properties fo:language="zxx" fo:country="none" fo:font-style="italic" style:font-name-asian="Georgia" style:language-asian="zxx" style:country-asian="none" style:font-style-asian="italic" style:font-name-complex="Georgia" style:language-complex="zxx" style:country-complex="none" style:font-style-complex="italic"/>
    </style:style>
    <style:style style:name="T9" style:family="text">
      <style:text-properties fo:language="zxx" fo:country="none" style:text-underline-style="solid" style:text-underline-width="auto" style:text-underline-color="font-color" style:font-name-asian="Georgia" style:language-asian="zxx" style:country-asian="none" style:font-name-complex="Georgia" style:language-complex="zxx" style:country-complex="none"/>
    </style:style>
    <style:style style:name="T10" style:family="text">
      <style:text-properties fo:language="zxx" fo:country="none" fo:font-style="normal" style:font-name-asian="Georgia" style:language-asian="zxx" style:country-asian="none" style:font-style-asian="normal" style:font-name-complex="Georgia" style:language-complex="zxx" style:country-complex="none" style:font-style-complex="normal"/>
    </style:style>
    <style:style style:name="T11" style:family="text">
      <style:text-properties fo:color="#000000" fo:language="zxx" fo:country="none" fo:font-weight="normal" fo:background-color="#ffffff" style:font-name-asian="Georgia" style:language-asian="zxx" style:country-asian="none" style:font-weight-asian="normal" style:font-name-complex="Georgia" style:language-complex="zxx" style:country-complex="none" style:font-weight-complex="normal"/>
    </style:style>
    <style:style style:name="T12" style:family="text">
      <style:text-properties fo:language="none" fo:country="none" style:font-name-asian="Georgia" style:language-asian="none" style:country-asian="none" style:font-name-complex="Georgia" style:language-complex="none"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uch As I Have</text:p>
      <text:p text:style-name="P1"/>
      <text:p text:style-name="P2"><text:span text:style-name="T1">Read:</text:span><text:span text:style-name="T3"> Acts 3:1-8; II Kings 4:1-7</text:span></text:p>
      <text:p text:style-name="P3"/>
      <text:p text:style-name="P4"><text:span text:style-name="T1">Text:</text:span><text:span text:style-name="T3"> </text:span><text:span text:style-name="T11">Acts 3:6 "Then Peter said, Silver and gold have I none; but such as I have give I thee: In the name of Jesus Christ of Nazareth rise up and walk." </text:span></text:p>
      <text:p text:style-name="P5"/>
      <text:h text:style-name="P4" text:outline-level="3"><text:span text:style-name="T1">Introduction:</text:span><text:span text:style-name="T3"> Several weeks ago I was at work when I saw my boss on his knees cutting a piece of pointed metal from a piece of scrap to weld to a plate to puncture large metal drums. I helped hold the metal piece. He welded it to a round steel disc and it is in use today. What is significant about this event is that he could have bought a brand new steel plate with a pointed metal shank that would do what he needed. He choose to use what he had and probably saved the company several hundred dollars. </text:span></text:h>
      <text:h text:style-name="P7" text:outline-level="3"><text:span text:style-name="T3"><text:s text:c="2"/>Does anyone here remember when most towns had a shoe repair shop? What about a sewing machine repairman? How about a tailor? </text:span></text:h>
      <text:h text:style-name="P7" text:outline-level="3"><text:span text:style-name="T3"><text:s text:c="2"/>We live in a throw away world where people spend money to buy new things rather than refurbish, repair, or be content with what they already have. </text:span></text:h>
      <text:h text:style-name="P7" text:outline-level="3"><text:span text:style-name="T3"/></text:h>
      <text:p text:style-name="P8"><text:span text:style-name="T2">Samson:</text:span> In Judges 15 We read about Samson killing 1000 soldiers with an old bleached out jawbone of a dead donkey. After he defeated them he was tired. It is tiring when you kill 1000 people. He sat down to rest and tossed the jawbone aside. He was thirsty and called on the Lord and the Lord had him pick up the jawbone again and God caused a spring to come <text:s/>out of the jawbone and he drank until he was satisfied.</text:p>
      <text:p text:style-name="P8">(Christians/pastors who discard old ways of doing things – careful....)</text:p>
      <text:p text:style-name="P8"/>
      <text:p text:style-name="P8"><text:span text:style-name="T2">Moses:</text:span> In the book of Exodus we read about Moses and his various encounters with God. When God called him from the burning bush and Moses began to question Him; God asked Him: “<text:span text:style-name="T7">What </text:span><text:span text:style-name="T8">is</text:span><text:span text:style-name="T7"> that in thine hand?" He responded: "A rod." Moses and that rod became inseperable. From that time on Moses used that rod to fulfill God's commands. It was there in Pharoah's court and in the issuance of the plagues. It was used to start the water rolling back. It was used to get water from the rock. Over and over in the book of Exodus you will find Moses and his rod used of God to fulfill God's commands. </text:span><text:span text:style-name="T9">Why did Moses use the rod</text:span><text:span text:style-name="T7">? It was what he had.</text:span></text:p>
      <text:p text:style-name="P8"><text:span text:style-name="T7"/></text:p>
      <text:p text:style-name="P8"><text:span text:style-name="T2">Elisha:</text:span> We read about Elisha and the widow who was in debt. Elisha asked her what she had and she replied: “just this pot of oil.” She sent her two boys out and they borrowed all the pots and containers that they could. She poured oil out of that pot for hours. Go, sell the oil, <text:span text:style-name="T12">and pay thy debt, and live thou and thy children of the rest.” Elisha told her. Once again we see the divine hand blessing what He has already put in the possession of His child. </text:span></text:p>
      <text:p text:style-name="P8"><text:span text:style-name="T12"/></text:p>
      <text:p text:style-name="P8"><text:span text:style-name="T2">Peter:</text:span> Peter and John are on their way into the Temple to pray when they are accosted by a beggar asking for some change. Now; I've never heard a preacher preach on this and it might make some of those: “Name it and Claim it” preachers mad...but...did you notice what Peter said? He said: “...Silver and gold <text:span text:style-name="T7">have I none..." Peter was flat broke. He didn't even have one piece of change in his pocket to give to the lame man. The good news is that the story doesn't end there. Peter didn't keep the focus on what he didn't have. He went on to what he did have. "...such as I have give I thee..." The lame man walked because Peter used the gift that He had from God. Peter didn't hesitate; he did not seek to find out if the man was worthy; he didn't check to see if he would be appreciative; he didn't refer him to the salvation army. He gave what he had.</text:span></text:p>
      <text:p text:style-name="P8"/>
      <text:p text:style-name="P8"><text:span text:style-name="T2">Conclude:</text:span> As I look at these four men that we've talked about today I have come up with four simple statements to describe the theme of the situations. 1. Samson taught us that: God can use what appears useless and discarded. 2. Moses taught us that: There is no expiration date on what God has given you. 3. Elisha taught us that: God doesn't start with what we don't have. 4. Peter taught us that: You may not have what some-one asks for but God will enable you to give them what they need.</text:p>
      <text:p text:style-name="P8"><text:s text:c="2"/>Let me say emphatically that God is capable of doing entirely new things. He is not stuck in a rut of the old way is always better. When His children cried out in hunger He created a new food: “manna.” But God is not paranoid of changing times either. His plan usually starts out with using what He has already given you. </text:p>
      <text:p text:style-name="P8"><text:s text:c="2"/>Let me conclude with another scripture text: Proverbs 3:27 “<text:span text:style-name="T7">Withhold not good from them to whom it is due, when it is in the power of thine hand to do</text:span><text:span text:style-name="T10"> it."</text:span></text:p>
      <text:p text:style-name="P9"><text:span text:style-name="T4"/></text:p>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5</meta:editing-cycles>
    <meta:creation-date>2014-03-28T17:34:00</meta:creation-date>
    <dc:date>2017-08-12T20:25:32.19</dc:date>
    <meta:editing-duration>PT5H29M54S</meta:editing-duration>
    <meta:generator>OpenOffice/4.1.3$Win32 OpenOffice.org_project/413m1$Build-9783</meta:generator>
    <meta:document-statistic meta:table-count="0" meta:image-count="0" meta:object-count="0" meta:page-count="1" meta:paragraph-count="14" meta:word-count="854" meta:character-count="439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